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0.301cm" svg:y="0.1cm">
            <draw:object draw:notify-on-update-of-ranges="Sheet1.A1:Sheet1.A12 Sheet1.B1:Sheet1.B12 Sheet1.C1:Sheet1.C12 Sheet1.D1:Sheet1.D12 Sheet1.E1:Sheet1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100,</text:p>
          </table:table-cell>
          <table:table-cell office:value-type="float" office:value="19838">
            <text:p>19838</text:p>
          </table:table-cell>
          <table:table-cell office:value-type="float" office:value="37266">
            <text:p>37266</text:p>
          </table:table-cell>
          <table:table-cell office:value-type="float" office:value="102233">
            <text:p>102233</text:p>
          </table:table-cell>
          <table:table-cell office:value-type="float" office:value="198491">
            <text:p>198491</text:p>
          </table:table-cell>
        </table:table-row>
        <table:table-row table:style-name="ro1">
          <table:table-cell office:value-type="string">
            <text:p>200,</text:p>
          </table:table-cell>
          <table:table-cell office:value-type="float" office:value="25627">
            <text:p>25627</text:p>
          </table:table-cell>
          <table:table-cell office:value-type="float" office:value="40631">
            <text:p>40631</text:p>
          </table:table-cell>
          <table:table-cell office:value-type="float" office:value="72934">
            <text:p>72934</text:p>
          </table:table-cell>
          <table:table-cell office:value-type="float" office:value="143830">
            <text:p>143830</text:p>
          </table:table-cell>
        </table:table-row>
        <table:table-row table:style-name="ro1">
          <table:table-cell office:value-type="string">
            <text:p>300,</text:p>
          </table:table-cell>
          <table:table-cell office:value-type="float" office:value="22912">
            <text:p>22912</text:p>
          </table:table-cell>
          <table:table-cell office:value-type="float" office:value="45059">
            <text:p>45059</text:p>
          </table:table-cell>
          <table:table-cell office:value-type="float" office:value="81844">
            <text:p>81844</text:p>
          </table:table-cell>
          <table:table-cell office:value-type="float" office:value="161348">
            <text:p>161348</text:p>
          </table:table-cell>
        </table:table-row>
        <table:table-row table:style-name="ro1">
          <table:table-cell office:value-type="string">
            <text:p>400,</text:p>
          </table:table-cell>
          <table:table-cell office:value-type="float" office:value="26855">
            <text:p>26855</text:p>
          </table:table-cell>
          <table:table-cell office:value-type="float" office:value="50592">
            <text:p>50592</text:p>
          </table:table-cell>
          <table:table-cell office:value-type="float" office:value="90042">
            <text:p>90042</text:p>
          </table:table-cell>
          <table:table-cell office:value-type="float" office:value="178401">
            <text:p>178401</text:p>
          </table:table-cell>
        </table:table-row>
        <table:table-row table:style-name="ro1">
          <table:table-cell office:value-type="string">
            <text:p>500,</text:p>
          </table:table-cell>
          <table:table-cell office:value-type="float" office:value="27342">
            <text:p>27342</text:p>
          </table:table-cell>
          <table:table-cell office:value-type="float" office:value="55036">
            <text:p>55036</text:p>
          </table:table-cell>
          <table:table-cell office:value-type="float" office:value="107569">
            <text:p>107569</text:p>
          </table:table-cell>
          <table:table-cell office:value-type="float" office:value="193208">
            <text:p>193208</text:p>
          </table:table-cell>
        </table:table-row>
        <table:table-row table:style-name="ro1">
          <table:table-cell office:value-type="string">
            <text:p>600,</text:p>
          </table:table-cell>
          <table:table-cell office:value-type="float" office:value="29748">
            <text:p>29748</text:p>
          </table:table-cell>
          <table:table-cell office:value-type="float" office:value="58181">
            <text:p>58181</text:p>
          </table:table-cell>
          <table:table-cell office:value-type="float" office:value="122095">
            <text:p>122095</text:p>
          </table:table-cell>
          <table:table-cell office:value-type="float" office:value="228207">
            <text:p>228207</text:p>
          </table:table-cell>
        </table:table-row>
        <table:table-row table:style-name="ro1">
          <table:table-cell office:value-type="string">
            <text:p>700,</text:p>
          </table:table-cell>
          <table:table-cell office:value-type="float" office:value="33505">
            <text:p>33505</text:p>
          </table:table-cell>
          <table:table-cell office:value-type="float" office:value="63018">
            <text:p>63018</text:p>
          </table:table-cell>
          <table:table-cell office:value-type="float" office:value="125334">
            <text:p>125334</text:p>
          </table:table-cell>
          <table:table-cell office:value-type="float" office:value="251082">
            <text:p>251082</text:p>
          </table:table-cell>
        </table:table-row>
        <table:table-row table:style-name="ro1">
          <table:table-cell office:value-type="string">
            <text:p>800,</text:p>
          </table:table-cell>
          <table:table-cell office:value-type="float" office:value="35865">
            <text:p>35865</text:p>
          </table:table-cell>
          <table:table-cell office:value-type="float" office:value="66066">
            <text:p>66066</text:p>
          </table:table-cell>
          <table:table-cell office:value-type="float" office:value="130451">
            <text:p>130451</text:p>
          </table:table-cell>
          <table:table-cell office:value-type="float" office:value="265596">
            <text:p>265596</text:p>
          </table:table-cell>
        </table:table-row>
        <table:table-row table:style-name="ro1">
          <table:table-cell office:value-type="string">
            <text:p>900,</text:p>
          </table:table-cell>
          <table:table-cell office:value-type="float" office:value="37771">
            <text:p>37771</text:p>
          </table:table-cell>
          <table:table-cell office:value-type="float" office:value="70319">
            <text:p>70319</text:p>
          </table:table-cell>
          <table:table-cell office:value-type="float" office:value="138937">
            <text:p>138937</text:p>
          </table:table-cell>
          <table:table-cell office:value-type="float" office:value="286879">
            <text:p>286879</text:p>
          </table:table-cell>
        </table:table-row>
        <table:table-row table:style-name="ro1">
          <table:table-cell office:value-type="string">
            <text:p>1000,</text:p>
          </table:table-cell>
          <table:table-cell office:value-type="float" office:value="40661">
            <text:p>40661</text:p>
          </table:table-cell>
          <table:table-cell office:value-type="float" office:value="74719">
            <text:p>74719</text:p>
          </table:table-cell>
          <table:table-cell office:value-type="float" office:value="146273">
            <text:p>146273</text:p>
          </table:table-cell>
          <table:table-cell office:value-type="float" office:value="305104">
            <text:p>305104</text:p>
          </table:table-cell>
        </table:table-row>
        <table:table-row table:style-name="ro1">
          <table:table-cell office:value-type="string">
            <text:p>1200,</text:p>
          </table:table-cell>
          <table:table-cell office:value-type="float" office:value="43062">
            <text:p>43062</text:p>
          </table:table-cell>
          <table:table-cell office:value-type="float" office:value="82825">
            <text:p>82825</text:p>
          </table:table-cell>
          <table:table-cell office:value-type="float" office:value="167762">
            <text:p>167762</text:p>
          </table:table-cell>
          <table:table-cell office:value-type="float" office:value="345088">
            <text:p>345088</text:p>
          </table:table-cell>
        </table:table-row>
        <table:table-row table:style-name="ro1">
          <table:table-cell office:value-type="string">
            <text:p>1300,</text:p>
          </table:table-cell>
          <table:table-cell office:value-type="float" office:value="46195">
            <text:p>46195</text:p>
          </table:table-cell>
          <table:table-cell office:value-type="float" office:value="87471">
            <text:p>87471</text:p>
          </table:table-cell>
          <table:table-cell office:value-type="float" office:value="181262">
            <text:p>181262</text:p>
          </table:table-cell>
          <table:table-cell office:value-type="float" office:value="362016">
            <text:p>36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08-11-28T08:02:01</dc:date>
    <meta:document-statistic meta:table-count="1" meta:cell-count="60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3.454cm" style:legend-expansion="high" chart:style-name="ch2"/>
        <chart:plot-area chart:style-name="ch3" table:cell-range-address="Sheet1.A1:Sheet1.E12" chart:data-source-has-labels="column" svg:x="0.77cm" svg:y="0.855cm" svg:width="11.738cm" svg:height="7.545cm">
          <chartooo:coordinate-region svg:x="2.132cm" svg:y="1.054cm" svg:width="10.189cm" svg:height="6.699cm"/>
          <chart:axis chart:dimension="x" chart:name="primary-x" chart:style-name="ch4" chartooo:axis-type="auto">
            <chart:categories table:cell-range-address="Sheet1.A1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2" chart:class="chart:scatter">
            <chart:data-point chart:repeated="12"/>
          </chart:series>
          <chart:series chart:style-name="ch7" chart:values-cell-range-address="Sheet1.C1:Sheet1.C12" chart:class="chart:scatter">
            <chart:data-point chart:repeated="12"/>
          </chart:series>
          <chart:series chart:style-name="ch8" chart:values-cell-range-address="Sheet1.D1:Sheet1.D12" chart:class="chart:scatter">
            <chart:data-point chart:repeated="12"/>
          </chart:series>
          <chart:series chart:style-name="ch9" chart:values-cell-range-address="Sheet1.E1:Sheet1.E1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00,</text:p>
                <draw:g>
                  <svg:desc>Sheet1.A1:Sheet1.A12</svg:desc>
                </draw:g>
              </table:table-cell>
              <table:table-cell office:value-type="float" office:value="19838">
                <text:p>19838</text:p>
                <draw:g>
                  <svg:desc>Sheet1.B1:Sheet1.B12</svg:desc>
                </draw:g>
              </table:table-cell>
              <table:table-cell office:value-type="float" office:value="37266">
                <text:p>37266</text:p>
                <draw:g>
                  <svg:desc>Sheet1.C1:Sheet1.C12</svg:desc>
                </draw:g>
              </table:table-cell>
              <table:table-cell office:value-type="float" office:value="102233">
                <text:p>102233</text:p>
                <draw:g>
                  <svg:desc>Sheet1.D1:Sheet1.D12</svg:desc>
                </draw:g>
              </table:table-cell>
              <table:table-cell office:value-type="float" office:value="198491">
                <text:p>198491</text:p>
                <draw:g>
                  <svg:desc>Sheet1.E1:Sheet1.E12</svg:desc>
                </draw:g>
              </table:table-cell>
            </table:table-row>
            <table:table-row>
              <table:table-cell office:value-type="string">
                <text:p>200,</text:p>
              </table:table-cell>
              <table:table-cell office:value-type="float" office:value="25627">
                <text:p>25627</text:p>
              </table:table-cell>
              <table:table-cell office:value-type="float" office:value="40631">
                <text:p>40631</text:p>
              </table:table-cell>
              <table:table-cell office:value-type="float" office:value="72934">
                <text:p>72934</text:p>
              </table:table-cell>
              <table:table-cell office:value-type="float" office:value="143830">
                <text:p>143830</text:p>
              </table:table-cell>
            </table:table-row>
            <table:table-row>
              <table:table-cell office:value-type="string">
                <text:p>300,</text:p>
              </table:table-cell>
              <table:table-cell office:value-type="float" office:value="22912">
                <text:p>22912</text:p>
              </table:table-cell>
              <table:table-cell office:value-type="float" office:value="45059">
                <text:p>45059</text:p>
              </table:table-cell>
              <table:table-cell office:value-type="float" office:value="81844">
                <text:p>81844</text:p>
              </table:table-cell>
              <table:table-cell office:value-type="float" office:value="161348">
                <text:p>161348</text:p>
              </table:table-cell>
            </table:table-row>
            <table:table-row>
              <table:table-cell office:value-type="string">
                <text:p>400,</text:p>
              </table:table-cell>
              <table:table-cell office:value-type="float" office:value="26855">
                <text:p>26855</text:p>
              </table:table-cell>
              <table:table-cell office:value-type="float" office:value="50592">
                <text:p>50592</text:p>
              </table:table-cell>
              <table:table-cell office:value-type="float" office:value="90042">
                <text:p>90042</text:p>
              </table:table-cell>
              <table:table-cell office:value-type="float" office:value="178401">
                <text:p>178401</text:p>
              </table:table-cell>
            </table:table-row>
            <table:table-row>
              <table:table-cell office:value-type="string">
                <text:p>500,</text:p>
              </table:table-cell>
              <table:table-cell office:value-type="float" office:value="27342">
                <text:p>27342</text:p>
              </table:table-cell>
              <table:table-cell office:value-type="float" office:value="55036">
                <text:p>55036</text:p>
              </table:table-cell>
              <table:table-cell office:value-type="float" office:value="107569">
                <text:p>107569</text:p>
              </table:table-cell>
              <table:table-cell office:value-type="float" office:value="193208">
                <text:p>193208</text:p>
              </table:table-cell>
            </table:table-row>
            <table:table-row>
              <table:table-cell office:value-type="string">
                <text:p>600,</text:p>
              </table:table-cell>
              <table:table-cell office:value-type="float" office:value="29748">
                <text:p>29748</text:p>
              </table:table-cell>
              <table:table-cell office:value-type="float" office:value="58181">
                <text:p>58181</text:p>
              </table:table-cell>
              <table:table-cell office:value-type="float" office:value="122095">
                <text:p>122095</text:p>
              </table:table-cell>
              <table:table-cell office:value-type="float" office:value="228207">
                <text:p>228207</text:p>
              </table:table-cell>
            </table:table-row>
            <table:table-row>
              <table:table-cell office:value-type="string">
                <text:p>700,</text:p>
              </table:table-cell>
              <table:table-cell office:value-type="float" office:value="33505">
                <text:p>33505</text:p>
              </table:table-cell>
              <table:table-cell office:value-type="float" office:value="63018">
                <text:p>63018</text:p>
              </table:table-cell>
              <table:table-cell office:value-type="float" office:value="125334">
                <text:p>125334</text:p>
              </table:table-cell>
              <table:table-cell office:value-type="float" office:value="251082">
                <text:p>251082</text:p>
              </table:table-cell>
            </table:table-row>
            <table:table-row>
              <table:table-cell office:value-type="string">
                <text:p>800,</text:p>
              </table:table-cell>
              <table:table-cell office:value-type="float" office:value="35865">
                <text:p>35865</text:p>
              </table:table-cell>
              <table:table-cell office:value-type="float" office:value="66066">
                <text:p>66066</text:p>
              </table:table-cell>
              <table:table-cell office:value-type="float" office:value="130451">
                <text:p>130451</text:p>
              </table:table-cell>
              <table:table-cell office:value-type="float" office:value="265596">
                <text:p>265596</text:p>
              </table:table-cell>
            </table:table-row>
            <table:table-row>
              <table:table-cell office:value-type="string">
                <text:p>900,</text:p>
              </table:table-cell>
              <table:table-cell office:value-type="float" office:value="37771">
                <text:p>37771</text:p>
              </table:table-cell>
              <table:table-cell office:value-type="float" office:value="70319">
                <text:p>70319</text:p>
              </table:table-cell>
              <table:table-cell office:value-type="float" office:value="138937">
                <text:p>138937</text:p>
              </table:table-cell>
              <table:table-cell office:value-type="float" office:value="286879">
                <text:p>286879</text:p>
              </table:table-cell>
            </table:table-row>
            <table:table-row>
              <table:table-cell office:value-type="string">
                <text:p>1000,</text:p>
              </table:table-cell>
              <table:table-cell office:value-type="float" office:value="40661">
                <text:p>40661</text:p>
              </table:table-cell>
              <table:table-cell office:value-type="float" office:value="74719">
                <text:p>74719</text:p>
              </table:table-cell>
              <table:table-cell office:value-type="float" office:value="146273">
                <text:p>146273</text:p>
              </table:table-cell>
              <table:table-cell office:value-type="float" office:value="305104">
                <text:p>305104</text:p>
              </table:table-cell>
            </table:table-row>
            <table:table-row>
              <table:table-cell office:value-type="string">
                <text:p>1200,</text:p>
              </table:table-cell>
              <table:table-cell office:value-type="float" office:value="43062">
                <text:p>43062</text:p>
              </table:table-cell>
              <table:table-cell office:value-type="float" office:value="82825">
                <text:p>82825</text:p>
              </table:table-cell>
              <table:table-cell office:value-type="float" office:value="167762">
                <text:p>167762</text:p>
              </table:table-cell>
              <table:table-cell office:value-type="float" office:value="345088">
                <text:p>345088</text:p>
              </table:table-cell>
            </table:table-row>
            <table:table-row>
              <table:table-cell office:value-type="string">
                <text:p>1300,</text:p>
              </table:table-cell>
              <table:table-cell office:value-type="float" office:value="46195">
                <text:p>46195</text:p>
              </table:table-cell>
              <table:table-cell office:value-type="float" office:value="87471">
                <text:p>87471</text:p>
              </table:table-cell>
              <table:table-cell office:value-type="float" office:value="181262">
                <text:p>181262</text:p>
              </table:table-cell>
              <table:table-cell office:value-type="float" office:value="362016">
                <text:p>362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